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7.A6"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8" style:family="table">
      <style:table-properties style:width="15.907cm" fo:margin-left="0cm" fo:break-before="page" table:align="left"/>
    </style:style>
    <style:style style:name="Table48.A" style:family="table-column">
      <style:table-column-properties style:column-width="2.401cm"/>
    </style:style>
    <style:style style:name="Table48.B" style:family="table-column">
      <style:table-column-properties style:column-width="1.3cm"/>
    </style:style>
    <style:style style:name="Table48.C" style:family="table-column">
      <style:table-column-properties style:column-width="1.799cm"/>
    </style:style>
    <style:style style:name="Table48.E" style:family="table-column">
      <style:table-column-properties style:column-width="1.7cm"/>
    </style:style>
    <style:style style:name="Table48.F" style:family="table-column">
      <style:table-column-properties style:column-width="7.407cm"/>
    </style:style>
    <style:style style:name="Table48.A1" style:family="table-cell">
      <style:table-cell-properties fo:padding-left="0.191cm" fo:padding-right="0.191cm" fo:padding-top="0cm" fo:padding-bottom="0cm" fo:border="0.018cm solid #00000a" style:writing-mode="lr-tb"/>
    </style:style>
    <style:style style:name="Table48.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8.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9" style:family="table">
      <style:table-properties style:width="15.907cm" fo:margin-left="0cm" fo:break-before="page" table:align="left"/>
    </style:style>
    <style:style style:name="Table49.A" style:family="table-column">
      <style:table-column-properties style:column-width="2.401cm"/>
    </style:style>
    <style:style style:name="Table49.B" style:family="table-column">
      <style:table-column-properties style:column-width="1.3cm"/>
    </style:style>
    <style:style style:name="Table49.C" style:family="table-column">
      <style:table-column-properties style:column-width="1.799cm"/>
    </style:style>
    <style:style style:name="Table49.E" style:family="table-column">
      <style:table-column-properties style:column-width="1.7cm"/>
    </style:style>
    <style:style style:name="Table49.F" style:family="table-column">
      <style:table-column-properties style:column-width="7.407cm"/>
    </style:style>
    <style:style style:name="Table49.A1" style:family="table-cell">
      <style:table-cell-properties fo:padding-left="0.191cm" fo:padding-right="0.191cm" fo:padding-top="0cm" fo:padding-bottom="0cm" fo:border="0.018cm solid #00000a" style:writing-mode="lr-tb"/>
    </style:style>
    <style:style style:name="Table49.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9.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50" style:family="table">
      <style:table-properties style:width="15.907cm" fo:margin-left="0cm" fo:break-before="page" table:align="left"/>
    </style:style>
    <style:style style:name="Table50.A" style:family="table-column">
      <style:table-column-properties style:column-width="2.401cm"/>
    </style:style>
    <style:style style:name="Table50.B" style:family="table-column">
      <style:table-column-properties style:column-width="1.3cm"/>
    </style:style>
    <style:style style:name="Table50.C" style:family="table-column">
      <style:table-column-properties style:column-width="1.799cm"/>
    </style:style>
    <style:style style:name="Table50.E" style:family="table-column">
      <style:table-column-properties style:column-width="1.7cm"/>
    </style:style>
    <style:style style:name="Table50.F" style:family="table-column">
      <style:table-column-properties style:column-width="7.407cm"/>
    </style:style>
    <style:style style:name="Table50.A1"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0.F1" style:family="table-cell">
      <style:table-cell-properties fo:padding-left="0.191cm" fo:padding-right="0.191cm" fo:padding-top="0cm" fo:padding-bottom="0cm" fo:border="0.018cm solid #00000a" style:writing-mode="lr-tb"/>
    </style:style>
    <style:style style:name="Table50.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50.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51" style:family="table">
      <style:table-properties style:width="15.907cm" fo:margin-left="0cm" fo:break-before="page" table:align="left"/>
    </style:style>
    <style:style style:name="Table51.A" style:family="table-column">
      <style:table-column-properties style:column-width="2.401cm"/>
    </style:style>
    <style:style style:name="Table51.B" style:family="table-column">
      <style:table-column-properties style:column-width="1.3cm"/>
    </style:style>
    <style:style style:name="Table51.C" style:family="table-column">
      <style:table-column-properties style:column-width="1.799cm"/>
    </style:style>
    <style:style style:name="Table51.E" style:family="table-column">
      <style:table-column-properties style:column-width="1.7cm"/>
    </style:style>
    <style:style style:name="Table51.F" style:family="table-column">
      <style:table-column-properties style:column-width="7.407cm"/>
    </style:style>
    <style:style style:name="Table51.A1"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1.F1" style:family="table-cell">
      <style:table-cell-properties fo:padding-left="0.191cm" fo:padding-right="0.191cm" fo:padding-top="0cm" fo:padding-bottom="0cm" fo:border="0.018cm solid #00000a" style:writing-mode="lr-tb"/>
    </style:style>
    <style:style style:name="Table51.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51.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Standard">
      <style:text-properties fo:font-variant="normal" fo:text-transform="none" style:font-name="Times New Roman1" fo:font-size="12pt" fo:letter-spacing="normal" fo:font-style="normal" fo:font-weight="normal"/>
    </style:style>
    <style:style style:name="P14" style:family="paragraph" style:parent-style-name="Text_20_body">
      <style:paragraph-properties fo:break-before="page"/>
    </style:style>
    <style:style style:name="P15" style:family="paragraph" style:parent-style-name="Standard">
      <style:text-properties style:font-name="Times New Roman1" fo:font-size="12pt"/>
    </style:style>
    <style:style style:name="P16" style:family="paragraph" style:parent-style-name="Standard" style:list-style-name="WWNum33">
      <style:text-properties style:font-name="Times New Roman1" fo:font-size="12pt"/>
    </style:style>
    <style:style style:name="P17" style:family="paragraph" style:parent-style-name="Standard">
      <style:paragraph-properties fo:margin-top="0cm" fo:margin-bottom="0cm" fo:line-height="100%"/>
    </style:style>
    <style:style style:name="P18" style:family="paragraph" style:parent-style-name="Heading_20_2">
      <style:paragraph-properties fo:break-before="page"/>
    </style:style>
    <style:style style:name="P19" style:family="paragraph" style:parent-style-name="Heading_20_1" style:master-page-name="MPF0">
      <style:paragraph-properties style:page-number="auto" fo:break-before="page"/>
    </style:style>
    <style:style style:name="T1" style:family="text">
      <style:text-properties fo:color="#24292f" style:font-name-complex="Calibri"/>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22</text:p>
          </table:table-cell>
        </table:table-row>
        <table:table-row>
          <table:table-cell table:style-name="Table1.A1" office:value-type="string">
            <text:p text:style-name="P2">Current Build</text:p>
          </table:table-cell>
          <table:table-cell table:style-name="Table1.B1" office:value-type="float" office:value="70126">
            <text:p text:style-name="P2">3103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310326</text:p>
          </table:table-cell>
        </table:table-row>
      </table:table>
      <text:p text:style-name="Standard"/>
      <text:h text:style-name="Heading_20_2" text:outline-level="2">Last Update</text:h>
      <text:list xml:id="list6184947008312314387" text:style-name="WWNum33">
        <text:list-item>
          <text:p text:style-name="P16">Commit #549 – New Feature – 'Hot Water Compensation' – new table 'hw_compensation', new column 'smart_off' in table 'schedule_daily_time', 'controller.py', 'homelist.php', 'settingslist.php', 'ajax_fetch_data.php', 'db.php', 'request.js' and language files – calculate the target hot water temperature based on a 'control' temperature and a set of defined coefficients.</text:p>
        </text:list-item>
        <text:list-item>
          <text:p text:style-name="P16"><text:s/>Commit #549 – New Feature – 'Show Disabled Running Schedule Icon' – 'controller.py', 'homelist.php' and 'ajax_fetch_data.php' – display a white X in a blue circle icon in the lower right hand corner of a zone tile when a schedule which should be currently running, has been disabled.</text:p>
        </text:list-item>
      </text:list>
      <text:h text:style-name="P18"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4"/>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4"/>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4"/>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6" office:value-type="float" office:value="45990">
            <text:p text:style-name="P4">03/02/26</text:p>
          </table:table-cell>
          <table:table-cell table:style-name="Table47.A6" office:value-type="float" office:value="3.15">
            <text:p text:style-name="P4">3.18</text:p>
          </table:table-cell>
          <table:table-cell table:style-name="Table47.A6" office:value-type="float" office:value="291125">
            <text:p text:style-name="P4">030226</text:p>
          </table:table-cell>
          <table:table-cell table:style-name="Table47.A6" office:value-type="float" office:value="1">
            <text:p text:style-name="P4">1.0</text:p>
          </table:table-cell>
          <table:table-cell table:style-name="Table47.A6"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row>
          <table:table-cell table:style-name="Table47.A2" office:value-type="float" office:value="45990">
            <text:p text:style-name="P4">06/02/26</text:p>
          </table:table-cell>
          <table:table-cell table:style-name="Table47.A2" office:value-type="float" office:value="3.15">
            <text:p text:style-name="P4">3.18</text:p>
          </table:table-cell>
          <table:table-cell table:style-name="Table47.A2" office:value-type="float" office:value="291125">
            <text:p text:style-name="P4">06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prerequisites/install.sh' – make trixie compliant, optional install of 'emsctl' and 'log2ram'.</text:p>
            <text:p text:style-name="P11"><text:s/>Update – 'setup.php' = add jobs 'check_ebus.php' and 'check_ens.php' and to set the default Repository to 'twa127/PiHomeHVAC'.</text:p>
            <text:p text:style-name="P11">Update – add new script 'check_ems.php'.</text:p>
          </table:table-cell>
        </table:table-row>
      </table:table>
      <text:p text:style-name="Text_20_body"/>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F"/>
        <table:table-header-rows>
          <table:table-row>
            <table:table-cell table:style-name="Table48.A1" office:value-type="string">
              <text:p text:style-name="P2">Date</text:p>
            </table:table-cell>
            <table:table-cell table:style-name="Table48.A1" office:value-type="string">
              <text:p text:style-name="P2">Ver</text:p>
            </table:table-cell>
            <table:table-cell table:style-name="Table48.A1" office:value-type="string">
              <text:p text:style-name="P2">Build</text:p>
            </table:table-cell>
            <table:table-cell table:style-name="Table48.A1" office:value-type="string">
              <text:p text:style-name="P2">DB Ver</text:p>
            </table:table-cell>
            <table:table-cell table:style-name="Table48.A1" office:value-type="string">
              <text:p text:style-name="P2">DB Build</text:p>
            </table:table-cell>
            <table:table-cell table:style-name="Table48.A1" office:value-type="string">
              <text:p text:style-name="P2">ChangeLog</text:p>
            </table:table-cell>
          </table:table-row>
        </table:table-header-rows>
        <table:table-row>
          <table:table-cell table:style-name="Table48.A2" office:value-type="float" office:value="45990">
            <text:p text:style-name="P4">11/02/26</text:p>
          </table:table-cell>
          <table:table-cell table:style-name="Table48.A2" office:value-type="float" office:value="3.15">
            <text:p text:style-name="P4">3.18</text:p>
          </table:table-cell>
          <table:table-cell table:style-name="Table48.A2" office:value-type="float" office:value="291125">
            <text:p text:style-name="P4">11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can be passed a flag to disable smoothing and exponential weighted moving average. If no argument is used, then the feature is enabled, if a '1' argument is passed, then the feature is disabled eg. 'python gpio_ds18b20.py 1''.</text:p>
            <text:p text:style-name="P11">New Feature – 'check_ds18b20_1.php'', alternative 'watchdog' script for python script 'gpio_ds18b20.py', will pass a 1 argument to disable smoothing and exponential weighted moving average.</text:p>
            <text:p text:style-name="P11">Update – 'gpio_ds18b20.py' modified to <text:span text:style-name="T3">make it compatible with systems where the 1-wire interface is configured to operate on more than one GPIO pin.</text:span><text:span text:style-name="T2"> </text:span></text:p>
          </table:table-cell>
        </table:table-row>
        <table:table-row>
          <table:table-cell table:style-name="Table48.A2" office:value-type="float" office:value="45990">
            <text:p text:style-name="P4">14/02/26</text:p>
          </table:table-cell>
          <table:table-cell table:style-name="Table48.A2" office:value-type="float" office:value="3.15">
            <text:p text:style-name="P4">3.18</text:p>
          </table:table-cell>
          <table:table-cell table:style-name="Table48.A2" office:value-type="float" office:value="291125">
            <text:p text:style-name="P4">14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test for a valid response enhanced to check for 'crc=00'''.</text:p>
            <text:p text:style-name="P11">Update – 'notice.py' change to message text for sensor timeout failure<text:span text:style-name="T3">.</text:span><text:span text:style-name="T2"> </text:span></text:p>
          </table:table-cell>
        </table:table-row>
        <table:table-row>
          <table:table-cell table:style-name="Table48.A2" office:value-type="float" office:value="45990">
            <text:p text:style-name="P4">18/02/26</text:p>
          </table:table-cell>
          <table:table-cell table:style-name="Table48.A2" office:value-type="float" office:value="3.15">
            <text:p text:style-name="P4">3.19</text:p>
          </table:table-cell>
          <table:table-cell table:style-name="Table48.A2" office:value-type="float" office:value="291125">
            <text:p text:style-name="P4">180226</text:p>
          </table:table-cell>
          <table:table-cell table:style-name="Table48.A2" office:value-type="float" office:value="1">
            <text:p text:style-name="P4">1.0</text:p>
          </table:table-cell>
          <table:table-cell table:style-name="Table48.A2" office:value-type="float" office:value="10126">
            <text:p text:style-name="P4">180226</text:p>
          </table:table-cell>
          <table:table-cell table:style-name="Table48.F2" office:value-type="string">
            <text:p text:style-name="P11">New Feature – Database update to table 'schedule_daily_time', add column 'smart_off'. Adds support for 'smart off' feature.</text:p>
            <text:p text:style-name="P11">New Feature – 'schedulelist.php', 'scheduling.php', 'functions.php', 'controller.py' and language files - <text:span text:style-name="T3">Zone state will not re‑activate within a set number of minutes of a schedule end time. Courtesy </text:span></text:p>
          </table:table-cell>
        </table:table-row>
      </table:table>
      <text:p text:style-name="Text_20_body"/>
      <table:table table:name="Table49" table:style-name="Table49">
        <table:table-column table:style-name="Table49.A"/>
        <table:table-column table:style-name="Table49.B"/>
        <table:table-column table:style-name="Table49.C"/>
        <table:table-column table:style-name="Table49.B"/>
        <table:table-column table:style-name="Table49.E"/>
        <table:table-column table:style-name="Table49.F"/>
        <table:table-header-rows>
          <table:table-row>
            <table:table-cell table:style-name="Table49.A1" office:value-type="string">
              <text:p text:style-name="P2">Date</text:p>
            </table:table-cell>
            <table:table-cell table:style-name="Table49.A1" office:value-type="string">
              <text:p text:style-name="P2">Ver</text:p>
            </table:table-cell>
            <table:table-cell table:style-name="Table49.A1" office:value-type="string">
              <text:p text:style-name="P2">Build</text:p>
            </table:table-cell>
            <table:table-cell table:style-name="Table49.A1" office:value-type="string">
              <text:p text:style-name="P2">DB Ver</text:p>
            </table:table-cell>
            <table:table-cell table:style-name="Table49.A1" office:value-type="string">
              <text:p text:style-name="P2">DB Build</text:p>
            </table:table-cell>
            <table:table-cell table:style-name="Table49.A1" office:value-type="string">
              <text:p text:style-name="P2">ChangeLog</text:p>
            </table:table-cell>
          </table:table-row>
        </table:table-header-rows>
        <table:table-row>
          <table:table-cell table:style-name="Table49.A2" office:value-type="float" office:value="45990">
            <text:p text:style-name="P4">19/02/26</text:p>
          </table:table-cell>
          <table:table-cell table:style-name="Table49.A2" office:value-type="float" office:value="3.15">
            <text:p text:style-name="P4">3.20</text:p>
          </table:table-cell>
          <table:table-cell table:style-name="Table49.A2" office:value-type="float" office:value="291125">
            <text:p text:style-name="P4">190226</text:p>
          </table:table-cell>
          <table:table-cell table:style-name="Table49.A2" office:value-type="float" office:value="1">
            <text:p text:style-name="P4">1.0</text:p>
          </table:table-cell>
          <table:table-cell table:style-name="Table49.A2" office:value-type="float" office:value="10126">
            <text:p text:style-name="P4">190226</text:p>
          </table:table-cell>
          <table:table-cell table:style-name="Table49.F2" office:value-type="string">
            <text:p text:style-name="P11">New Feature – Database new table 'relay_messages' and update to table 'relays', add column 'current_val_2'. Adds support for 'relay messages' feature.</text:p>
            <text:p text:style-name="P11">New Feature – 'settingslist.php', 'model.php', 'db.php', 'relay.php, 'ajax_fetch_data.php', <text:s/>'request.js' 'rc10_control.py' and language files – Enable custom message text to be displayed in the lower right hand corner of Stand Alone Relay tiles<text:span text:style-name="T3">.</text:span></text:p>
          </table:table-cell>
        </table:table-row>
      </table:table>
      <text:p text:style-name="Text_20_body"/>
      <table:table table:name="Table50" table:style-name="Table50">
        <table:table-column table:style-name="Table50.A"/>
        <table:table-column table:style-name="Table50.B"/>
        <table:table-column table:style-name="Table50.C"/>
        <table:table-column table:style-name="Table50.B"/>
        <table:table-column table:style-name="Table50.E"/>
        <table:table-column table:style-name="Table50.F"/>
        <table:table-header-rows>
          <table:table-row>
            <table:table-cell table:style-name="Table50.A1" office:value-type="string">
              <text:p text:style-name="P2">Date</text:p>
            </table:table-cell>
            <table:table-cell table:style-name="Table50.A1" office:value-type="string">
              <text:p text:style-name="P2">Ver</text:p>
            </table:table-cell>
            <table:table-cell table:style-name="Table50.A1" office:value-type="string">
              <text:p text:style-name="P2">Build</text:p>
            </table:table-cell>
            <table:table-cell table:style-name="Table50.A1" office:value-type="string">
              <text:p text:style-name="P2">DB Ver</text:p>
            </table:table-cell>
            <table:table-cell table:style-name="Table50.A1" office:value-type="string">
              <text:p text:style-name="P2">DB Build</text:p>
            </table:table-cell>
            <table:table-cell table:style-name="Table50.F1" office:value-type="string">
              <text:p text:style-name="P2">ChangeLog</text:p>
            </table:table-cell>
          </table:table-row>
        </table:table-header-rows>
        <table:table-row>
          <table:table-cell table:style-name="Table50.A2" office:value-type="float" office:value="45990">
            <text:p text:style-name="P4">04/03/26</text:p>
          </table:table-cell>
          <table:table-cell table:style-name="Table50.A2" office:value-type="float" office:value="3.15">
            <text:p text:style-name="P4">3.21</text:p>
          </table:table-cell>
          <table:table-cell table:style-name="Table50.A2" office:value-type="float" office:value="291125">
            <text:p text:style-name="P4">040326</text:p>
          </table:table-cell>
          <table:table-cell table:style-name="Table50.A2" office:value-type="float" office:value="1">
            <text:p text:style-name="P4">1.0</text:p>
          </table:table-cell>
          <table:table-cell table:style-name="Table50.A2" office:value-type="float" office:value="10126">
            <text:p text:style-name="P4">040326</text:p>
          </table:table-cell>
          <table:table-cell table:style-name="Table50.F2" office:value-type="string">
            <text:p text:style-name="P11">New Feature – new columns group_id', 'prev_schedule', 'schedule' and 'sch_time_id' added to 'relays' table', new table `schedule_daily_time_relays`, new table 'relay_group', new view `schedule_daily_time_relays` - used for relay scheduling.</text:p>
            <text:p text:style-name="P11">New Feature – Stand Alone Relay Scheduling – 'schedulelist.php', 'scheduling.php', 'ajax_fetch_data.php'. 'homelist.php', relay.php, 'gateway.py' 'controller.py' and language files. – implementation of relay activation scheduling for stand alone relays.</text:p>
            <text:p text:style-name="P11">New Feature – Stand Alone Relay Grouping – 'homelist.php, 'settingslist.php, 'model.php' and 'ajax.php' – used to enable relays to be grouped together and actions applied to all relays within the group.</text:p>
            <text:p text:style-name="P11">Update – stand alone relay actions added to relay logs</text:p>
            <text:p text:style-name="P13">New Feature – MQTT Relays – 'mqtt_device.php', 'controller.py' – added support for some Shelly and SonOff relays which are capable of reporting the current switch ON/OFF state. MaxAir will use this reported state to recover from MQTT relay power failure. <text:s/>New selection field 'Brand' added to the MQTT Devices setup screen to allow selection of either Tasmota, Shelly, Sonoff or Other.</text:p>
            <text:p text:style-name="P13">Bug Fix – 'model.php' – when updating Email Setup the already saved encrypted password stored in the database is encrypted again.</text:p>
            <text:p text:style-name="P13">Update – 'model.php' – added ability to display the password field in plain text. </text:p>
          </table:table-cell>
        </table:table-row>
      </table:table>
      <text:p text:style-name="Text_20_body"/>
      <table:table table:name="Table51" table:style-name="Table51">
        <table:table-column table:style-name="Table51.A"/>
        <table:table-column table:style-name="Table51.B"/>
        <table:table-column table:style-name="Table51.C"/>
        <table:table-column table:style-name="Table51.B"/>
        <table:table-column table:style-name="Table51.E"/>
        <table:table-column table:style-name="Table51.F"/>
        <table:table-header-rows>
          <table:table-row>
            <table:table-cell table:style-name="Table51.A1" office:value-type="string">
              <text:p text:style-name="P2">Date</text:p>
            </table:table-cell>
            <table:table-cell table:style-name="Table51.A1" office:value-type="string">
              <text:p text:style-name="P2">Ver</text:p>
            </table:table-cell>
            <table:table-cell table:style-name="Table51.A1" office:value-type="string">
              <text:p text:style-name="P2">Build</text:p>
            </table:table-cell>
            <table:table-cell table:style-name="Table51.A1" office:value-type="string">
              <text:p text:style-name="P2">DB Ver</text:p>
            </table:table-cell>
            <table:table-cell table:style-name="Table51.A1" office:value-type="string">
              <text:p text:style-name="P2">DB Build</text:p>
            </table:table-cell>
            <table:table-cell table:style-name="Table51.F1" office:value-type="string">
              <text:p text:style-name="P2">ChangeLog</text:p>
            </table:table-cell>
          </table:table-row>
        </table:table-header-rows>
        <table:table-row>
          <table:table-cell table:style-name="Table51.A2" office:value-type="float" office:value="45990">
            <text:p text:style-name="P4">11/03/26</text:p>
          </table:table-cell>
          <table:table-cell table:style-name="Table51.A2" office:value-type="float" office:value="3.15">
            <text:p text:style-name="P4">3.21</text:p>
          </table:table-cell>
          <table:table-cell table:style-name="Table51.A2" office:value-type="float" office:value="291125">
            <text:p text:style-name="P4">110326</text:p>
          </table:table-cell>
          <table:table-cell table:style-name="Table51.A2" office:value-type="float" office:value="1">
            <text:p text:style-name="P4">1.0</text:p>
          </table:table-cell>
          <table:table-cell table:style-name="Table51.A2" office:value-type="float" office:value="10126">
            <text:p text:style-name="P4">040326</text:p>
          </table:table-cell>
          <table:table-cell table:style-name="Table51.F2" office:value-type="string">
            <text:p text:style-name="P11">Bug Fix – 'gateway.py' – capture of MQTT state messages for dual relays not referencing first relay correctly.</text:p>
            <text:p text:style-name="P11"><text:s/>Bug Fix – 'controller.py' – synchronisation of MQTT Pump relays incorrect.</text:p>
          </table:table-cell>
        </table:table-row>
        <table:table-row>
          <table:table-cell table:style-name="Table51.A2" office:value-type="float" office:value="45990">
            <text:p text:style-name="P4">11/03/26</text:p>
          </table:table-cell>
          <table:table-cell table:style-name="Table51.A2" office:value-type="float" office:value="3.15">
            <text:p text:style-name="P4">3.22</text:p>
          </table:table-cell>
          <table:table-cell table:style-name="Table51.A2" office:value-type="float" office:value="291125">
            <text:p text:style-name="P4">310326</text:p>
          </table:table-cell>
          <table:table-cell table:style-name="Table51.A2" office:value-type="float" office:value="1">
            <text:p text:style-name="P4">1.0</text:p>
          </table:table-cell>
          <table:table-cell table:style-name="Table51.A2" office:value-type="float" office:value="10126">
            <text:p text:style-name="P4">310326</text:p>
          </table:table-cell>
          <table:table-cell table:style-name="Table51.F2" office:value-type="string">
            <text:p text:style-name="P11">New Feature – 'Hot Water Compensation' – new table 'hw_compensation', new column 'smart_off' in table 'schedule_daily_time', 'controller.py', 'homelist.php', 'settingslist.php', 'ajax_fetch_data.php', 'db.php', 'request.js' and language files – calculate the target hot water temperature based on a 'control' temperature and a set of defined coefficients.</text:p>
            <text:p text:style-name="P11"><text:s/>New Feature – 'Show Disabled Running Schedule Icon' – 'controller.py', 'homelist.php' and 'ajax_fetch_data.php' – display a white X in a blue circle icon in the lower right hand corner of a zone tile when a schedule which should be currently running, has been disabl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3-31T10:15:51.39</dc:date>
    <meta:print-date>2024-04-17T07:07:00Z</meta:print-date>
    <meta:editing-cycles>139</meta:editing-cycles>
    <meta:editing-duration>P8DT22H33M16S</meta:editing-duration>
    <meta:document-statistic meta:table-count="51" meta:image-count="0" meta:object-count="0" meta:page-count="53" meta:paragraph-count="3229" meta:word-count="12704" meta:character-count="80291"/>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